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15.26pt"/>
    </style:style>
    <style:style style:name="co7" style:family="table-column">
      <style:table-column-properties fo:break-before="auto" style:column-width="120.6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-3-novec" table:style-name="ta1">
        <table:shapes>
          <draw:frame draw:z-index="0" draw:style-name="gr1" draw:text-style-name="P1" svg:width="592.92pt" svg:height="578.98pt" svg:x="41.22pt" svg:y="74.55pt">
            <loext:p draw:notify-on-update-of-ranges="'data-3-novec'.A2:'data-3-novec'.A5 'data-3-novec'.B1:'data-3-novec'.B1 'data-3-novec'.B2:'data-3-novec'.B5 'data-3-novec'.A2:'data-3-novec'.A5 'data-3-novec'.C1:'data-3-novec'.C1 'data-3-novec'.C2:'data-3-novec'.C5 'data-3-novec'.A2:'data-3-novec'.A5 'data-3-novec'.D1:'data-3-novec'.D1 'data-3-novec'.D2:'data-3-novec'.D5 'data-3-novec'.A2:'data-3-novec'.A5 'data-3-novec'.E1:'data-3-novec'.E1 'data-3-novec'.E2:'data-3-novec'.E5 'data-3-novec'.A2:'data-3-novec'.A5 'data-3-novec'.F1:'data-3-novec'.F1 'data-3-novec'.F2:'data-3-novec'.F5 'data-3-novec'.A2:'data-3-novec'.A5 'data-3-novec'.G1:'data-3-novec'.G1 'data-3-novec'.G2:'data-3-novec'.G5 'data-3-novec'.A2:'data-3-novec'.A5 'data-3-novec'.H1:'data-3-novec'.H1 'data-3-novec'.H2:'data-3-novec'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35.73pt" svg:height="582.75pt" svg:x="659.79pt" svg:y="67.78pt">
            <loext:p draw:notify-on-update-of-ranges="'data-3-novec'.B1:'data-3-novec'.H1 'data-3-novec'.A2:'data-3-novec'.A2 'data-3-novec'.B2:'data-3-novec'.H2 'data-3-novec'.B1:'data-3-novec'.H1 'data-3-novec'.A3:'data-3-novec'.A3 'data-3-novec'.B3:'data-3-novec'.H3 'data-3-novec'.B1:'data-3-novec'.H1 'data-3-novec'.A4:'data-3-novec'.A4 'data-3-novec'.B4:'data-3-novec'.H4 'data-3-novec'.B1:'data-3-novec'.H1 'data-3-novec'.A5:'data-3-novec'.A5 'data-3-novec'.B5:'data-3-novec'.H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2.3" calcext:value-type="float">
            <text:p>2.3</text:p>
          </table:table-cell>
          <table:table-cell office:value-type="float" office:value="30.39" calcext:value-type="float">
            <text:p>30.39</text:p>
          </table:table-cell>
          <table:table-cell office:value-type="float" office:value="87.95" calcext:value-type="float">
            <text:p>87.95</text:p>
          </table:table-cell>
          <table:table-cell office:value-type="float" office:value="112.02" calcext:value-type="float">
            <text:p>112.02</text:p>
          </table:table-cell>
          <table:table-cell office:value-type="float" office:value="139.53" calcext:value-type="float">
            <text:p>139.53</text:p>
          </table:table-cell>
          <table:table-cell office:value-type="float" office:value="139.06" calcext:value-type="float">
            <text:p>139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.69" calcext:value-type="float">
            <text:p>0.69</text:p>
          </table:table-cell>
          <table:table-cell office:value-type="float" office:value="39.68" calcext:value-type="float">
            <text:p>39.68</text:p>
          </table:table-cell>
          <table:table-cell office:value-type="float" office:value="79.42" calcext:value-type="float">
            <text:p>79.42</text:p>
          </table:table-cell>
          <table:table-cell office:value-type="float" office:value="111.56" calcext:value-type="float">
            <text:p>111.56</text:p>
          </table:table-cell>
          <table:table-cell office:value-type="float" office:value="257.21" calcext:value-type="float">
            <text:p>257.21</text:p>
          </table:table-cell>
          <table:table-cell office:value-type="float" office:value="259.28" calcext:value-type="float">
            <text:p>259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14.54" calcext:value-type="float">
            <text:p>14.54</text:p>
          </table:table-cell>
          <table:table-cell office:value-type="float" office:value="1.68" calcext:value-type="float">
            <text:p>1.68</text:p>
          </table:table-cell>
          <table:table-cell office:value-type="float" office:value="206.21" calcext:value-type="float">
            <text:p>206.21</text:p>
          </table:table-cell>
          <table:table-cell office:value-type="float" office:value="285.13" calcext:value-type="float">
            <text:p>285.13</text:p>
          </table:table-cell>
          <table:table-cell office:value-type="float" office:value="378.42" calcext:value-type="float">
            <text:p>378.42</text:p>
          </table:table-cell>
          <table:table-cell office:value-type="float" office:value="378.94" calcext:value-type="float">
            <text:p>378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1.9" calcext:value-type="float">
            <text:p>1.9</text:p>
          </table:table-cell>
          <table:table-cell office:value-type="float" office:value="4.5" calcext:value-type="float">
            <text:p>4.5</text:p>
          </table:table-cell>
          <table:table-cell office:value-type="float" office:value="77.57" calcext:value-type="float">
            <text:p>77.57</text:p>
          </table:table-cell>
          <table:table-cell office:value-type="float" office:value="198.26" calcext:value-type="float">
            <text:p>198.26</text:p>
          </table:table-cell>
          <table:table-cell office:value-type="float" office:value="499.66" calcext:value-type="float">
            <text:p>499.66</text:p>
          </table:table-cell>
          <table:table-cell office:value-type="float" office:value="499.99" calcext:value-type="float">
            <text:p>499.99</text:p>
          </table:table-cell>
        </table:table-row>
      </table:table>
      <table:table table:name="data-3-vec" table:style-name="ta1">
        <table:shapes>
          <draw:frame draw:z-index="0" draw:style-name="gr1" draw:text-style-name="P1" svg:width="641.57pt" svg:height="664.1pt" svg:x="8.59pt" svg:y="83.4pt">
            <loext:p draw:notify-on-update-of-ranges="'data-3-vec'.A2:'data-3-vec'.A5 'data-3-vec'.B1:'data-3-vec'.B1 'data-3-vec'.B2:'data-3-vec'.B5 'data-3-vec'.A2:'data-3-vec'.A5 'data-3-vec'.C1:'data-3-vec'.C1 'data-3-vec'.C2:'data-3-vec'.C5 'data-3-vec'.A2:'data-3-vec'.A5 'data-3-vec'.D1:'data-3-vec'.D1 'data-3-vec'.D2:'data-3-vec'.D5 'data-3-vec'.A2:'data-3-vec'.A5 'data-3-vec'.E1:'data-3-vec'.E1 'data-3-vec'.E2:'data-3-vec'.E5 'data-3-vec'.A2:'data-3-vec'.A5 'data-3-vec'.F1:'data-3-vec'.F1 'data-3-vec'.F2:'data-3-vec'.F5 'data-3-vec'.A2:'data-3-vec'.A5 'data-3-vec'.G1:'data-3-vec'.G1 'data-3-vec'.G2:'data-3-vec'.G5 'data-3-vec'.A2:'data-3-vec'.A5 'data-3-vec'.H1:'data-3-vec'.H1 'data-3-vec'.H2:'data-3-vec'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51.26pt" svg:height="658.8pt" svg:x="676.12pt" svg:y="77.56pt">
            <loext:p draw:notify-on-update-of-ranges="'data-3-vec'.B1:'data-3-vec'.H1 'data-3-vec'.A2:'data-3-vec'.A2 'data-3-vec'.B2:'data-3-vec'.H2 'data-3-vec'.B1:'data-3-vec'.H1 'data-3-vec'.A3:'data-3-vec'.A3 'data-3-vec'.B3:'data-3-vec'.H3 'data-3-vec'.B1:'data-3-vec'.H1 'data-3-vec'.A4:'data-3-vec'.A4 'data-3-vec'.B4:'data-3-vec'.H4 'data-3-vec'.B1:'data-3-vec'.H1 'data-3-vec'.A5:'data-3-vec'.A5 'data-3-vec'.B5:'data-3-vec'.H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T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14.36" calcext:value-type="float">
            <text:p>14.36</text:p>
          </table:table-cell>
          <table:table-cell office:value-type="float" office:value="1.18" calcext:value-type="float">
            <text:p>1.18</text:p>
          </table:table-cell>
          <table:table-cell office:value-type="float" office:value="136.4" calcext:value-type="float">
            <text:p>136.4</text:p>
          </table:table-cell>
          <table:table-cell office:value-type="float" office:value="96.79" calcext:value-type="float">
            <text:p>96.79</text:p>
          </table:table-cell>
          <table:table-cell office:value-type="float" office:value="282.73" calcext:value-type="float">
            <text:p>282.73</text:p>
          </table:table-cell>
          <table:table-cell office:value-type="float" office:value="283.78" calcext:value-type="float">
            <text:p>283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12.66" calcext:value-type="float">
            <text:p>12.66</text:p>
          </table:table-cell>
          <table:table-cell office:value-type="float" office:value="1.64" calcext:value-type="float">
            <text:p>1.64</text:p>
          </table:table-cell>
          <table:table-cell office:value-type="float" office:value="19.75" calcext:value-type="float">
            <text:p>19.75</text:p>
          </table:table-cell>
          <table:table-cell office:value-type="float" office:value="322.37" calcext:value-type="float">
            <text:p>322.37</text:p>
          </table:table-cell>
          <table:table-cell office:value-type="float" office:value="528.11" calcext:value-type="float">
            <text:p>528.11</text:p>
          </table:table-cell>
          <table:table-cell office:value-type="float" office:value="528.19" calcext:value-type="float">
            <text:p>528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3.07" calcext:value-type="float">
            <text:p>3.07</text:p>
          </table:table-cell>
          <table:table-cell office:value-type="float" office:value="1.54" calcext:value-type="float">
            <text:p>1.54</text:p>
          </table:table-cell>
          <table:table-cell office:value-type="float" office:value="11.44" calcext:value-type="float">
            <text:p>11.44</text:p>
          </table:table-cell>
          <table:table-cell office:value-type="float" office:value="531.13" calcext:value-type="float">
            <text:p>531.13</text:p>
          </table:table-cell>
          <table:table-cell office:value-type="float" office:value="758.45" calcext:value-type="float">
            <text:p>758.45</text:p>
          </table:table-cell>
          <table:table-cell office:value-type="float" office:value="758.75" calcext:value-type="float">
            <text:p>758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1.3" calcext:value-type="float">
            <text:p>1.3</text:p>
          </table:table-cell>
          <table:table-cell office:value-type="float" office:value="1.78" calcext:value-type="float">
            <text:p>1.78</text:p>
          </table:table-cell>
          <table:table-cell office:value-type="float" office:value="16.83" calcext:value-type="float">
            <text:p>16.83</text:p>
          </table:table-cell>
          <table:table-cell office:value-type="float" office:value="166.47" calcext:value-type="float">
            <text:p>166.47</text:p>
          </table:table-cell>
          <table:table-cell office:value-type="float" office:value="977.76" calcext:value-type="float">
            <text:p>977.76</text:p>
          </table:table-cell>
          <table:table-cell office:value-type="float" office:value="975.08" calcext:value-type="float">
            <text:p>975.08</text:p>
          </table:table-cell>
        </table:table-row>
      </table:table>
      <table:table table:name="compare" table:style-name="ta1">
        <table:shapes>
          <draw:frame draw:z-index="0" draw:style-name="gr1" draw:text-style-name="P1" svg:width="592.92pt" svg:height="578.98pt" svg:x="0.26pt" svg:y="6.77pt">
            <loext:p draw:notify-on-update-of-ranges="'data-3-novec'.A2:'data-3-novec'.A5 'data-3-novec'.B1:'data-3-novec'.B1 'data-3-novec'.B2:'data-3-novec'.B5 'data-3-novec'.A2:'data-3-novec'.A5 'data-3-novec'.C1:'data-3-novec'.C1 'data-3-novec'.C2:'data-3-novec'.C5 'data-3-novec'.A2:'data-3-novec'.A5 'data-3-novec'.D1:'data-3-novec'.D1 'data-3-novec'.D2:'data-3-novec'.D5 'data-3-novec'.A2:'data-3-novec'.A5 'data-3-novec'.E1:'data-3-novec'.E1 'data-3-novec'.E2:'data-3-novec'.E5 'data-3-novec'.A2:'data-3-novec'.A5 'data-3-novec'.F1:'data-3-novec'.F1 'data-3-novec'.F2:'data-3-novec'.F5 'data-3-novec'.A2:'data-3-novec'.A5 'data-3-novec'.G1:'data-3-novec'.G1 'data-3-novec'.G2:'data-3-novec'.G5 'data-3-novec'.A2:'data-3-novec'.A5 'data-3-novec'.H1:'data-3-novec'.H1 'data-3-novec'.H2:'data-3-novec'.H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35.73pt" svg:height="582.75pt" svg:x="618.83pt" svg:y="0pt">
            <loext:p draw:notify-on-update-of-ranges="'data-3-novec'.B1:'data-3-novec'.H1 'data-3-novec'.A2:'data-3-novec'.A2 'data-3-novec'.B2:'data-3-novec'.H2 'data-3-novec'.B1:'data-3-novec'.H1 'data-3-novec'.A3:'data-3-novec'.A3 'data-3-novec'.B3:'data-3-novec'.H3 'data-3-novec'.B1:'data-3-novec'.H1 'data-3-novec'.A4:'data-3-novec'.A4 'data-3-novec'.B4:'data-3-novec'.H4 'data-3-novec'.B1:'data-3-novec'.H1 'data-3-novec'.A5:'data-3-novec'.A5 'data-3-novec'.B5:'data-3-novec'.H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41.57pt" svg:height="664.1pt" svg:x="0pt" svg:y="671.44pt">
            <loext:p draw:notify-on-update-of-ranges="'data-3-vec'.A2:'data-3-vec'.A5 'data-3-vec'.B1:'data-3-vec'.B1 'data-3-vec'.B2:'data-3-vec'.B5 'data-3-vec'.A2:'data-3-vec'.A5 'data-3-vec'.C1:'data-3-vec'.C1 'data-3-vec'.C2:'data-3-vec'.C5 'data-3-vec'.A2:'data-3-vec'.A5 'data-3-vec'.D1:'data-3-vec'.D1 'data-3-vec'.D2:'data-3-vec'.D5 'data-3-vec'.A2:'data-3-vec'.A5 'data-3-vec'.E1:'data-3-vec'.E1 'data-3-vec'.E2:'data-3-vec'.E5 'data-3-vec'.A2:'data-3-vec'.A5 'data-3-vec'.F1:'data-3-vec'.F1 'data-3-vec'.F2:'data-3-vec'.F5 'data-3-vec'.A2:'data-3-vec'.A5 'data-3-vec'.G1:'data-3-vec'.G1 'data-3-vec'.G2:'data-3-vec'.G5 'data-3-vec'.A2:'data-3-vec'.A5 'data-3-vec'.H1:'data-3-vec'.H1 'data-3-vec'.H2:'data-3-vec'.H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651.26pt" svg:height="658.8pt" svg:x="667.53pt" svg:y="665.6pt">
            <loext:p draw:notify-on-update-of-ranges="'data-3-vec'.B1:'data-3-vec'.H1 'data-3-vec'.A2:'data-3-vec'.A2 'data-3-vec'.B2:'data-3-vec'.H2 'data-3-vec'.B1:'data-3-vec'.H1 'data-3-vec'.A3:'data-3-vec'.A3 'data-3-vec'.B3:'data-3-vec'.H3 'data-3-vec'.B1:'data-3-vec'.H1 'data-3-vec'.A4:'data-3-vec'.A4 'data-3-vec'.B4:'data-3-vec'.H4 'data-3-vec'.B1:'data-3-vec'.H1 'data-3-vec'.A5:'data-3-vec'.A5 'data-3-vec'.B5:'data-3-vec'.H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7:31:04.262180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7:32:15.595994845</dc:date>
    <meta:editing-duration>PT30M11S</meta:editing-duration>
    <meta:editing-cycles>9</meta:editing-cycles>
    <meta:generator>LibreOffice/5.1.6.2$Linux_X86_64 LibreOffice_project/10m0$Build-2</meta:generator>
    <meta:document-statistic meta:table-count="3" meta:cell-count="7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918cm" svg:height="20.426cm" xlink:href=".." xlink:type="simple" chart:class="chart:scatter" chart:style-name="ch1">
        <chart:title svg:x="8.034cm" svg:y="0.544cm" chart:style-name="ch2">
          <text:p>Performance vs. NUMT</text:p>
        </chart:title>
        <chart:subtitle svg:x="7.439cm" svg:y="1.731cm" chart:style-name="ch3">
          <text:p>with constant-ARRAYSIZE curves</text:p>
        </chart:subtitle>
        <chart:legend chart:legend-position="bottom" svg:x="2.508cm" svg:y="19.643cm" style:legend-expansion="wide" chart:style-name="ch4"/>
        <chart:plot-area chart:style-name="ch5" table:cell-range-address="'data-3-novec'.A2:'data-3-novec'.H5 'data-3-novec'.B1:'data-3-novec'.H1" chart:data-source-has-labels="row" svg:x="1.429cm" svg:y="2.822cm" svg:width="19.071cm" svg:height="15.432cm">
          <chartooo:coordinate-region svg:x="2.236cm" svg:y="3.022cm" svg:width="18.024cm" svg:height="14.585cm"/>
          <chart:axis chart:dimension="x" chart:name="primary-x" chart:style-name="ch6">
            <chart:title svg:x="9.531cm" svg:y="18.662cm" chart:style-name="ch7">
              <text:p>Number of Threads</text:p>
            </chart:title>
          </chart:axis>
          <chart:axis chart:dimension="y" chart:name="primary-y" chart:style-name="ch6">
            <chart:title svg:x="0.451cm" svg:y="13.863cm" chart:style-name="ch8">
              <text:p>Performance (Mega SquareRoot per Second)</text:p>
            </chart:title>
            <chart:grid chart:style-name="ch9" chart:class="major"/>
          </chart:axis>
          <chart:series chart:style-name="ch10" chart:values-cell-range-address="'data-3-novec'.B2:'data-3-novec'.B5" chart:label-cell-address="'data-3-novec'.B1:'data-3-novec'.B1" chart:class="chart:scatter">
            <chart:domain table:cell-range-address="'data-3-novec'.A2:'data-3-novec'.A5"/>
            <chart:data-point chart:repeated="4"/>
          </chart:series>
          <chart:series chart:style-name="ch11" chart:values-cell-range-address="'data-3-novec'.C2:'data-3-novec'.C5" chart:label-cell-address="'data-3-novec'.C1:'data-3-novec'.C1" chart:class="chart:scatter">
            <chart:data-point chart:repeated="4"/>
          </chart:series>
          <chart:series chart:style-name="ch12" chart:values-cell-range-address="'data-3-novec'.D2:'data-3-novec'.D5" chart:label-cell-address="'data-3-novec'.D1:'data-3-novec'.D1" chart:class="chart:scatter">
            <chart:data-point chart:repeated="4"/>
          </chart:series>
          <chart:series chart:style-name="ch13" chart:values-cell-range-address="'data-3-novec'.E2:'data-3-novec'.E5" chart:label-cell-address="'data-3-novec'.E1:'data-3-novec'.E1" chart:class="chart:scatter">
            <chart:data-point chart:repeated="4"/>
          </chart:series>
          <chart:series chart:style-name="ch14" chart:values-cell-range-address="'data-3-novec'.F2:'data-3-novec'.F5" chart:label-cell-address="'data-3-novec'.F1:'data-3-novec'.F1" chart:class="chart:scatter">
            <chart:data-point chart:repeated="4"/>
          </chart:series>
          <chart:series chart:style-name="ch15" chart:values-cell-range-address="'data-3-novec'.G2:'data-3-novec'.G5" chart:label-cell-address="'data-3-novec'.G1:'data-3-novec'.G1" chart:class="chart:scatter">
            <chart:data-point chart:repeated="4"/>
          </chart:series>
          <chart:series chart:style-name="ch16" chart:values-cell-range-address="'data-3-novec'.H2:'data-3-novec'.H5" chart:label-cell-address="'data-3-novec'.H1:'data-3-novec'.H1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3-novec'.B1:'data-3-novec'.B1</svg:desc>
                </draw:g>
              </table:table-cell>
              <table:table-cell office:value-type="string">
                <text:p>5000</text:p>
                <draw:g>
                  <svg:desc>'data-3-novec'.C1:'data-3-novec'.C1</svg:desc>
                </draw:g>
              </table:table-cell>
              <table:table-cell office:value-type="string">
                <text:p>10000</text:p>
                <draw:g>
                  <svg:desc>'data-3-novec'.D1:'data-3-novec'.D1</svg:desc>
                </draw:g>
              </table:table-cell>
              <table:table-cell office:value-type="string">
                <text:p>100000</text:p>
                <draw:g>
                  <svg:desc>'data-3-novec'.E1:'data-3-novec'.E1</svg:desc>
                </draw:g>
              </table:table-cell>
              <table:table-cell office:value-type="string">
                <text:p>1000000</text:p>
                <draw:g>
                  <svg:desc>'data-3-novec'.F1:'data-3-novec'.F1</svg:desc>
                </draw:g>
              </table:table-cell>
              <table:table-cell office:value-type="string">
                <text:p>64000000</text:p>
                <draw:g>
                  <svg:desc>'data-3-novec'.G1:'data-3-novec'.G1</svg:desc>
                </draw:g>
              </table:table-cell>
              <table:table-cell office:value-type="string">
                <text:p>100000000</text:p>
                <draw:g>
                  <svg:desc>'data-3-novec'.H1:'data-3-no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3-novec'.A2:'data-3-novec'.A5</svg:desc>
                </draw:g>
              </table:table-cell>
              <table:table-cell office:value-type="float" office:value="0.26">
                <text:p>0.26</text:p>
                <draw:g>
                  <svg:desc>'data-3-novec'.B2:'data-3-novec'.B5</svg:desc>
                </draw:g>
              </table:table-cell>
              <table:table-cell office:value-type="float" office:value="2.3">
                <text:p>2.3</text:p>
                <draw:g>
                  <svg:desc>'data-3-novec'.C2:'data-3-novec'.C5</svg:desc>
                </draw:g>
              </table:table-cell>
              <table:table-cell office:value-type="float" office:value="30.39">
                <text:p>30.39</text:p>
                <draw:g>
                  <svg:desc>'data-3-novec'.D2:'data-3-novec'.D5</svg:desc>
                </draw:g>
              </table:table-cell>
              <table:table-cell office:value-type="float" office:value="87.95">
                <text:p>87.95</text:p>
                <draw:g>
                  <svg:desc>'data-3-novec'.E2:'data-3-novec'.E5</svg:desc>
                </draw:g>
              </table:table-cell>
              <table:table-cell office:value-type="float" office:value="112.02">
                <text:p>112.02</text:p>
                <draw:g>
                  <svg:desc>'data-3-novec'.F2:'data-3-novec'.F5</svg:desc>
                </draw:g>
              </table:table-cell>
              <table:table-cell office:value-type="float" office:value="139.53">
                <text:p>139.53</text:p>
                <draw:g>
                  <svg:desc>'data-3-novec'.G2:'data-3-novec'.G5</svg:desc>
                </draw:g>
              </table:table-cell>
              <table:table-cell office:value-type="float" office:value="139.06">
                <text:p>139.06</text:p>
                <draw:g>
                  <svg:desc>'data-3-novec'.H2:'data-3-no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0.69">
                <text:p>0.69</text:p>
              </table:table-cell>
              <table:table-cell office:value-type="float" office:value="39.68">
                <text:p>39.68</text:p>
              </table:table-cell>
              <table:table-cell office:value-type="float" office:value="79.42">
                <text:p>79.42</text:p>
              </table:table-cell>
              <table:table-cell office:value-type="float" office:value="111.56">
                <text:p>111.56</text:p>
              </table:table-cell>
              <table:table-cell office:value-type="float" office:value="257.21">
                <text:p>257.21</text:p>
              </table:table-cell>
              <table:table-cell office:value-type="float" office:value="259.28">
                <text:p>259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">
                <text:p>0.13</text:p>
              </table:table-cell>
              <table:table-cell office:value-type="float" office:value="14.54">
                <text:p>14.54</text:p>
              </table:table-cell>
              <table:table-cell office:value-type="float" office:value="1.68">
                <text:p>1.68</text:p>
              </table:table-cell>
              <table:table-cell office:value-type="float" office:value="206.21">
                <text:p>206.21</text:p>
              </table:table-cell>
              <table:table-cell office:value-type="float" office:value="285.13">
                <text:p>285.13</text:p>
              </table:table-cell>
              <table:table-cell office:value-type="float" office:value="378.42">
                <text:p>378.42</text:p>
              </table:table-cell>
              <table:table-cell office:value-type="float" office:value="378.94">
                <text:p>378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1.9">
                <text:p>1.9</text:p>
              </table:table-cell>
              <table:table-cell office:value-type="float" office:value="4.5">
                <text:p>4.5</text:p>
              </table:table-cell>
              <table:table-cell office:value-type="float" office:value="77.57">
                <text:p>77.57</text:p>
              </table:table-cell>
              <table:table-cell office:value-type="float" office:value="198.26">
                <text:p>198.26</text:p>
              </table:table-cell>
              <table:table-cell office:value-type="float" office:value="499.66">
                <text:p>499.66</text:p>
              </table:table-cell>
              <table:table-cell office:value-type="float" office:value="499.99">
                <text:p>499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28cm" svg:height="20.559cm" xlink:href=".." xlink:type="simple" chart:class="chart:scatter" chart:style-name="ch1">
        <chart:title svg:x="8.458cm" svg:y="0.547cm" chart:style-name="ch2">
          <text:p>Performance vs. Data Size</text:p>
        </chart:title>
        <chart:subtitle svg:x="8.723cm" svg:y="1.737cm" chart:style-name="ch3">
          <text:p>with constant-NUMT curves</text:p>
        </chart:subtitle>
        <chart:legend chart:legend-position="bottom" svg:x="8.576cm" svg:y="19.776cm" style:legend-expansion="wide" chart:style-name="ch4"/>
        <chart:plot-area chart:style-name="ch5" table:cell-range-address="'data-3-novec'.B1:'data-3-novec'.H5 'data-3-novec'.A2:'data-3-novec'.A5" chart:data-source-has-labels="column" svg:x="1.459cm" svg:y="2.831cm" svg:width="20.521cm" svg:height="15.553cm">
          <chartooo:coordinate-region svg:x="2.266cm" svg:y="3.031cm" svg:width="18.879cm" svg:height="14.706cm"/>
          <chart:axis chart:dimension="x" chart:name="primary-x" chart:style-name="ch6">
            <chart:title svg:x="9.942cm" svg:y="18.795cm" chart:style-name="ch7">
              <text:p>Array Size (in elements)</text:p>
            </chart:title>
          </chart:axis>
          <chart:axis chart:dimension="y" chart:name="primary-y" chart:style-name="ch6">
            <chart:title svg:x="0.451cm" svg:y="14.104cm" chart:style-name="ch8">
              <text:p>Performance (in Mega SquareRoot per Second)</text:p>
            </chart:title>
            <chart:grid chart:style-name="ch9" chart:class="major"/>
          </chart:axis>
          <chart:series chart:style-name="ch10" chart:values-cell-range-address="'data-3-novec'.B2:'data-3-novec'.H2" chart:label-cell-address="'data-3-novec'.A2:'data-3-novec'.A2" chart:class="chart:scatter">
            <chart:domain table:cell-range-address="'data-3-novec'.B1:'data-3-novec'.H1"/>
            <chart:data-point chart:repeated="7"/>
          </chart:series>
          <chart:series chart:style-name="ch11" chart:values-cell-range-address="'data-3-novec'.B3:'data-3-novec'.H3" chart:label-cell-address="'data-3-novec'.A3:'data-3-novec'.A3" chart:class="chart:scatter">
            <chart:data-point chart:repeated="7"/>
          </chart:series>
          <chart:series chart:style-name="ch12" chart:values-cell-range-address="'data-3-novec'.B4:'data-3-novec'.H4" chart:label-cell-address="'data-3-novec'.A4:'data-3-novec'.A4" chart:class="chart:scatter">
            <chart:data-point chart:repeated="7"/>
          </chart:series>
          <chart:series chart:style-name="ch13" chart:values-cell-range-address="'data-3-novec'.B5:'data-3-novec'.H5" chart:label-cell-address="'data-3-novec'.A5:'data-3-novec'.A5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3-novec'.B1:'data-3-no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3-novec'.A2:'data-3-novec'.A2</svg:desc>
                </draw:g>
              </table:table-cell>
              <table:table-cell office:value-type="float" office:value="0.26">
                <text:p>0.26</text:p>
                <draw:g>
                  <svg:desc>'data-3-novec'.B2:'data-3-novec'.H2</svg:desc>
                </draw:g>
              </table:table-cell>
              <table:table-cell office:value-type="float" office:value="2.3">
                <text:p>2.3</text:p>
              </table:table-cell>
              <table:table-cell office:value-type="float" office:value="30.39">
                <text:p>30.39</text:p>
              </table:table-cell>
              <table:table-cell office:value-type="float" office:value="87.95">
                <text:p>87.95</text:p>
              </table:table-cell>
              <table:table-cell office:value-type="float" office:value="112.02">
                <text:p>112.02</text:p>
              </table:table-cell>
              <table:table-cell office:value-type="float" office:value="139.53">
                <text:p>139.53</text:p>
              </table:table-cell>
              <table:table-cell office:value-type="float" office:value="139.06">
                <text:p>139.06</text:p>
              </table:table-cell>
            </table:table-row>
            <table:table-row>
              <table:table-cell office:value-type="string">
                <text:p>2</text:p>
                <draw:g>
                  <svg:desc>'data-3-novec'.A3:'data-3-novec'.A3</svg:desc>
                </draw:g>
              </table:table-cell>
              <table:table-cell office:value-type="float" office:value="0.13">
                <text:p>0.13</text:p>
                <draw:g>
                  <svg:desc>'data-3-novec'.B3:'data-3-novec'.H3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39.68">
                <text:p>39.68</text:p>
              </table:table-cell>
              <table:table-cell office:value-type="float" office:value="79.42">
                <text:p>79.42</text:p>
              </table:table-cell>
              <table:table-cell office:value-type="float" office:value="111.56">
                <text:p>111.56</text:p>
              </table:table-cell>
              <table:table-cell office:value-type="float" office:value="257.21">
                <text:p>257.21</text:p>
              </table:table-cell>
              <table:table-cell office:value-type="float" office:value="259.28">
                <text:p>259.28</text:p>
              </table:table-cell>
            </table:table-row>
            <table:table-row>
              <table:table-cell office:value-type="string">
                <text:p>3</text:p>
                <draw:g>
                  <svg:desc>'data-3-novec'.A4:'data-3-novec'.A4</svg:desc>
                </draw:g>
              </table:table-cell>
              <table:table-cell office:value-type="float" office:value="0.13">
                <text:p>0.13</text:p>
                <draw:g>
                  <svg:desc>'data-3-novec'.B4:'data-3-novec'.H4</svg:desc>
                </draw:g>
              </table:table-cell>
              <table:table-cell office:value-type="float" office:value="14.54">
                <text:p>14.54</text:p>
              </table:table-cell>
              <table:table-cell office:value-type="float" office:value="1.68">
                <text:p>1.68</text:p>
              </table:table-cell>
              <table:table-cell office:value-type="float" office:value="206.21">
                <text:p>206.21</text:p>
              </table:table-cell>
              <table:table-cell office:value-type="float" office:value="285.13">
                <text:p>285.13</text:p>
              </table:table-cell>
              <table:table-cell office:value-type="float" office:value="378.42">
                <text:p>378.42</text:p>
              </table:table-cell>
              <table:table-cell office:value-type="float" office:value="378.94">
                <text:p>378.94</text:p>
              </table:table-cell>
            </table:table-row>
            <table:table-row>
              <table:table-cell office:value-type="string">
                <text:p>4</text:p>
                <draw:g>
                  <svg:desc>'data-3-novec'.A5:'data-3-novec'.A5</svg:desc>
                </draw:g>
              </table:table-cell>
              <table:table-cell office:value-type="float" office:value="0.13">
                <text:p>0.13</text:p>
                <draw:g>
                  <svg:desc>'data-3-novec'.B5:'data-3-novec'.H5</svg:desc>
                </draw:g>
              </table:table-cell>
              <table:table-cell office:value-type="float" office:value="1.9">
                <text:p>1.9</text:p>
              </table:table-cell>
              <table:table-cell office:value-type="float" office:value="4.5">
                <text:p>4.5</text:p>
              </table:table-cell>
              <table:table-cell office:value-type="float" office:value="77.57">
                <text:p>77.57</text:p>
              </table:table-cell>
              <table:table-cell office:value-type="float" office:value="198.26">
                <text:p>198.26</text:p>
              </table:table-cell>
              <table:table-cell office:value-type="float" office:value="499.66">
                <text:p>499.66</text:p>
              </table:table-cell>
              <table:table-cell office:value-type="float" office:value="499.99">
                <text:p>499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634cm" svg:height="23.429cm" xlink:href=".." xlink:type="simple" chart:class="chart:scatter" chart:style-name="ch1">
        <chart:title svg:x="7.635cm" svg:y="0.604cm" chart:style-name="ch2">
          <text:p>Performance vs. Number of Threads</text:p>
        </chart:title>
        <chart:subtitle svg:x="8.561cm" svg:y="1.851cm" chart:style-name="ch3">
          <text:p>with constant-Data-size curves</text:p>
        </chart:subtitle>
        <chart:legend chart:legend-position="bottom" svg:x="3.366cm" svg:y="22.646cm" style:legend-expansion="wide" chart:style-name="ch4"/>
        <chart:plot-area chart:style-name="ch5" table:cell-range-address="'data-3-vec'.A2:'data-3-vec'.H5 'data-3-vec'.B1:'data-3-vec'.H1" chart:data-source-has-labels="row" svg:x="1.463cm" svg:y="3.002cm" svg:width="20.719cm" svg:height="18.195cm">
          <chartooo:coordinate-region svg:x="2.27cm" svg:y="3.201cm" svg:width="19.487cm" svg:height="17.349cm"/>
          <chart:axis chart:dimension="x" chart:name="primary-x" chart:style-name="ch6">
            <chart:title svg:x="9.966cm" svg:y="21.665cm" chart:style-name="ch7">
              <text:p>Number of Threads Used</text:p>
            </chart:title>
          </chart:axis>
          <chart:axis chart:dimension="y" chart:name="primary-y" chart:style-name="ch6">
            <chart:title svg:x="0.451cm" svg:y="15.715cm" chart:style-name="ch8">
              <text:p>Performance (in Mega Square Root per Seconds)</text:p>
            </chart:title>
            <chart:grid chart:style-name="ch9" chart:class="major"/>
          </chart:axis>
          <chart:series chart:style-name="ch10" chart:values-cell-range-address="'data-3-vec'.B2:'data-3-vec'.B5" chart:label-cell-address="'data-3-vec'.B1:'data-3-vec'.B1" chart:class="chart:scatter">
            <chart:domain table:cell-range-address="'data-3-vec'.A2:'data-3-vec'.A5"/>
            <chart:data-point chart:repeated="4"/>
          </chart:series>
          <chart:series chart:style-name="ch11" chart:values-cell-range-address="'data-3-vec'.C2:'data-3-vec'.C5" chart:label-cell-address="'data-3-vec'.C1:'data-3-vec'.C1" chart:class="chart:scatter">
            <chart:data-point chart:repeated="4"/>
          </chart:series>
          <chart:series chart:style-name="ch12" chart:values-cell-range-address="'data-3-vec'.D2:'data-3-vec'.D5" chart:label-cell-address="'data-3-vec'.D1:'data-3-vec'.D1" chart:class="chart:scatter">
            <chart:data-point chart:repeated="4"/>
          </chart:series>
          <chart:series chart:style-name="ch13" chart:values-cell-range-address="'data-3-vec'.E2:'data-3-vec'.E5" chart:label-cell-address="'data-3-vec'.E1:'data-3-vec'.E1" chart:class="chart:scatter">
            <chart:data-point chart:repeated="4"/>
          </chart:series>
          <chart:series chart:style-name="ch14" chart:values-cell-range-address="'data-3-vec'.F2:'data-3-vec'.F5" chart:label-cell-address="'data-3-vec'.F1:'data-3-vec'.F1" chart:class="chart:scatter">
            <chart:data-point chart:repeated="4"/>
          </chart:series>
          <chart:series chart:style-name="ch15" chart:values-cell-range-address="'data-3-vec'.G2:'data-3-vec'.G5" chart:label-cell-address="'data-3-vec'.G1:'data-3-vec'.G1" chart:class="chart:scatter">
            <chart:data-point chart:repeated="4"/>
          </chart:series>
          <chart:series chart:style-name="ch16" chart:values-cell-range-address="'data-3-vec'.H2:'data-3-vec'.H5" chart:label-cell-address="'data-3-vec'.H1:'data-3-vec'.H1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3-vec'.B1:'data-3-vec'.B1</svg:desc>
                </draw:g>
              </table:table-cell>
              <table:table-cell office:value-type="string">
                <text:p>5000</text:p>
                <draw:g>
                  <svg:desc>'data-3-vec'.C1:'data-3-vec'.C1</svg:desc>
                </draw:g>
              </table:table-cell>
              <table:table-cell office:value-type="string">
                <text:p>10000</text:p>
                <draw:g>
                  <svg:desc>'data-3-vec'.D1:'data-3-vec'.D1</svg:desc>
                </draw:g>
              </table:table-cell>
              <table:table-cell office:value-type="string">
                <text:p>100000</text:p>
                <draw:g>
                  <svg:desc>'data-3-vec'.E1:'data-3-vec'.E1</svg:desc>
                </draw:g>
              </table:table-cell>
              <table:table-cell office:value-type="string">
                <text:p>1000000</text:p>
                <draw:g>
                  <svg:desc>'data-3-vec'.F1:'data-3-vec'.F1</svg:desc>
                </draw:g>
              </table:table-cell>
              <table:table-cell office:value-type="string">
                <text:p>64000000</text:p>
                <draw:g>
                  <svg:desc>'data-3-vec'.G1:'data-3-vec'.G1</svg:desc>
                </draw:g>
              </table:table-cell>
              <table:table-cell office:value-type="string">
                <text:p>100000000</text:p>
                <draw:g>
                  <svg:desc>'data-3-vec'.H1:'data-3-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3-vec'.A2:'data-3-vec'.A5</svg:desc>
                </draw:g>
              </table:table-cell>
              <table:table-cell office:value-type="float" office:value="1.21">
                <text:p>1.21</text:p>
                <draw:g>
                  <svg:desc>'data-3-vec'.B2:'data-3-vec'.B5</svg:desc>
                </draw:g>
              </table:table-cell>
              <table:table-cell office:value-type="float" office:value="14.36">
                <text:p>14.36</text:p>
                <draw:g>
                  <svg:desc>'data-3-vec'.C2:'data-3-vec'.C5</svg:desc>
                </draw:g>
              </table:table-cell>
              <table:table-cell office:value-type="float" office:value="1.18">
                <text:p>1.18</text:p>
                <draw:g>
                  <svg:desc>'data-3-vec'.D2:'data-3-vec'.D5</svg:desc>
                </draw:g>
              </table:table-cell>
              <table:table-cell office:value-type="float" office:value="136.4">
                <text:p>136.4</text:p>
                <draw:g>
                  <svg:desc>'data-3-vec'.E2:'data-3-vec'.E5</svg:desc>
                </draw:g>
              </table:table-cell>
              <table:table-cell office:value-type="float" office:value="96.79">
                <text:p>96.79</text:p>
                <draw:g>
                  <svg:desc>'data-3-vec'.F2:'data-3-vec'.F5</svg:desc>
                </draw:g>
              </table:table-cell>
              <table:table-cell office:value-type="float" office:value="282.73">
                <text:p>282.73</text:p>
                <draw:g>
                  <svg:desc>'data-3-vec'.G2:'data-3-vec'.G5</svg:desc>
                </draw:g>
              </table:table-cell>
              <table:table-cell office:value-type="float" office:value="283.78">
                <text:p>283.78</text:p>
                <draw:g>
                  <svg:desc>'data-3-vec'.H2:'data-3-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12.66">
                <text:p>12.66</text:p>
              </table:table-cell>
              <table:table-cell office:value-type="float" office:value="1.64">
                <text:p>1.64</text:p>
              </table:table-cell>
              <table:table-cell office:value-type="float" office:value="19.75">
                <text:p>19.75</text:p>
              </table:table-cell>
              <table:table-cell office:value-type="float" office:value="322.37">
                <text:p>322.37</text:p>
              </table:table-cell>
              <table:table-cell office:value-type="float" office:value="528.11">
                <text:p>528.11</text:p>
              </table:table-cell>
              <table:table-cell office:value-type="float" office:value="528.19">
                <text:p>528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.07">
                <text:p>3.07</text:p>
              </table:table-cell>
              <table:table-cell office:value-type="float" office:value="1.54">
                <text:p>1.54</text:p>
              </table:table-cell>
              <table:table-cell office:value-type="float" office:value="11.44">
                <text:p>11.44</text:p>
              </table:table-cell>
              <table:table-cell office:value-type="float" office:value="531.13">
                <text:p>531.13</text:p>
              </table:table-cell>
              <table:table-cell office:value-type="float" office:value="758.45">
                <text:p>758.45</text:p>
              </table:table-cell>
              <table:table-cell office:value-type="float" office:value="758.75">
                <text:p>75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1.3">
                <text:p>1.3</text:p>
              </table:table-cell>
              <table:table-cell office:value-type="float" office:value="1.78">
                <text:p>1.78</text:p>
              </table:table-cell>
              <table:table-cell office:value-type="float" office:value="16.83">
                <text:p>16.83</text:p>
              </table:table-cell>
              <table:table-cell office:value-type="float" office:value="166.47">
                <text:p>166.47</text:p>
              </table:table-cell>
              <table:table-cell office:value-type="float" office:value="977.76">
                <text:p>977.76</text:p>
              </table:table-cell>
              <table:table-cell office:value-type="float" office:value="975.08">
                <text:p>975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76cm" svg:height="23.242cm" xlink:href=".." xlink:type="simple" chart:class="chart:scatter" chart:style-name="ch1">
        <chart:title svg:x="8.732cm" svg:y="0.6cm" chart:style-name="ch2">
          <text:p>Performance vs. Data Size</text:p>
        </chart:title>
        <chart:subtitle svg:x="8.005cm" svg:y="1.843cm" chart:style-name="ch3">
          <text:p>with constant number of threads curves</text:p>
        </chart:subtitle>
        <chart:legend chart:legend-position="bottom" svg:x="8.85cm" svg:y="22.459cm" style:legend-expansion="wide" chart:style-name="ch4"/>
        <chart:plot-area chart:style-name="ch5" table:cell-range-address="'data-3-vec'.B1:'data-3-vec'.H5 'data-3-vec'.A2:'data-3-vec'.A5" chart:data-source-has-labels="column" svg:x="1.47cm" svg:y="2.99cm" svg:width="21.047cm" svg:height="18.024cm">
          <chartooo:coordinate-region svg:x="2.277cm" svg:y="3.189cm" svg:width="19.22cm" svg:height="17.178cm"/>
          <chart:axis chart:dimension="x" chart:name="primary-x" chart:style-name="ch6">
            <chart:title svg:x="9.316cm" svg:y="21.478cm" chart:style-name="ch7">
              <text:p>Array Size (in double-type elements)</text:p>
            </chart:title>
          </chart:axis>
          <chart:axis chart:dimension="y" chart:name="primary-y" chart:style-name="ch6">
            <chart:title svg:x="0.451cm" svg:y="15.499cm" chart:style-name="ch8">
              <text:p>Performance (in Mega SquareRoot per Second)</text:p>
            </chart:title>
            <chart:grid chart:style-name="ch9" chart:class="major"/>
          </chart:axis>
          <chart:series chart:style-name="ch10" chart:values-cell-range-address="'data-3-vec'.B2:'data-3-vec'.H2" chart:label-cell-address="'data-3-vec'.A2:'data-3-vec'.A2" chart:class="chart:scatter">
            <chart:domain table:cell-range-address="'data-3-vec'.B1:'data-3-vec'.H1"/>
            <chart:data-point chart:repeated="7"/>
          </chart:series>
          <chart:series chart:style-name="ch11" chart:values-cell-range-address="'data-3-vec'.B3:'data-3-vec'.H3" chart:label-cell-address="'data-3-vec'.A3:'data-3-vec'.A3" chart:class="chart:scatter">
            <chart:data-point chart:repeated="7"/>
          </chart:series>
          <chart:series chart:style-name="ch12" chart:values-cell-range-address="'data-3-vec'.B4:'data-3-vec'.H4" chart:label-cell-address="'data-3-vec'.A4:'data-3-vec'.A4" chart:class="chart:scatter">
            <chart:data-point chart:repeated="7"/>
          </chart:series>
          <chart:series chart:style-name="ch13" chart:values-cell-range-address="'data-3-vec'.B5:'data-3-vec'.H5" chart:label-cell-address="'data-3-vec'.A5:'data-3-vec'.A5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3-vec'.B1:'data-3-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3-vec'.A2:'data-3-vec'.A2</svg:desc>
                </draw:g>
              </table:table-cell>
              <table:table-cell office:value-type="float" office:value="1.21">
                <text:p>1.21</text:p>
                <draw:g>
                  <svg:desc>'data-3-vec'.B2:'data-3-vec'.H2</svg:desc>
                </draw:g>
              </table:table-cell>
              <table:table-cell office:value-type="float" office:value="14.36">
                <text:p>14.36</text:p>
              </table:table-cell>
              <table:table-cell office:value-type="float" office:value="1.18">
                <text:p>1.18</text:p>
              </table:table-cell>
              <table:table-cell office:value-type="float" office:value="136.4">
                <text:p>136.4</text:p>
              </table:table-cell>
              <table:table-cell office:value-type="float" office:value="96.79">
                <text:p>96.79</text:p>
              </table:table-cell>
              <table:table-cell office:value-type="float" office:value="282.73">
                <text:p>282.73</text:p>
              </table:table-cell>
              <table:table-cell office:value-type="float" office:value="283.78">
                <text:p>283.78</text:p>
              </table:table-cell>
            </table:table-row>
            <table:table-row>
              <table:table-cell office:value-type="string">
                <text:p>2</text:p>
                <draw:g>
                  <svg:desc>'data-3-vec'.A3:'data-3-vec'.A3</svg:desc>
                </draw:g>
              </table:table-cell>
              <table:table-cell office:value-type="float" office:value="0.23">
                <text:p>0.23</text:p>
                <draw:g>
                  <svg:desc>'data-3-vec'.B3:'data-3-vec'.H3</svg:desc>
                </draw:g>
              </table:table-cell>
              <table:table-cell office:value-type="float" office:value="12.66">
                <text:p>12.66</text:p>
              </table:table-cell>
              <table:table-cell office:value-type="float" office:value="1.64">
                <text:p>1.64</text:p>
              </table:table-cell>
              <table:table-cell office:value-type="float" office:value="19.75">
                <text:p>19.75</text:p>
              </table:table-cell>
              <table:table-cell office:value-type="float" office:value="322.37">
                <text:p>322.37</text:p>
              </table:table-cell>
              <table:table-cell office:value-type="float" office:value="528.11">
                <text:p>528.11</text:p>
              </table:table-cell>
              <table:table-cell office:value-type="float" office:value="528.19">
                <text:p>528.19</text:p>
              </table:table-cell>
            </table:table-row>
            <table:table-row>
              <table:table-cell office:value-type="string">
                <text:p>3</text:p>
                <draw:g>
                  <svg:desc>'data-3-vec'.A4:'data-3-vec'.A4</svg:desc>
                </draw:g>
              </table:table-cell>
              <table:table-cell office:value-type="float" office:value="0.2">
                <text:p>0.2</text:p>
                <draw:g>
                  <svg:desc>'data-3-vec'.B4:'data-3-vec'.H4</svg:desc>
                </draw:g>
              </table:table-cell>
              <table:table-cell office:value-type="float" office:value="3.07">
                <text:p>3.07</text:p>
              </table:table-cell>
              <table:table-cell office:value-type="float" office:value="1.54">
                <text:p>1.54</text:p>
              </table:table-cell>
              <table:table-cell office:value-type="float" office:value="11.44">
                <text:p>11.44</text:p>
              </table:table-cell>
              <table:table-cell office:value-type="float" office:value="531.13">
                <text:p>531.13</text:p>
              </table:table-cell>
              <table:table-cell office:value-type="float" office:value="758.45">
                <text:p>758.45</text:p>
              </table:table-cell>
              <table:table-cell office:value-type="float" office:value="758.75">
                <text:p>758.75</text:p>
              </table:table-cell>
            </table:table-row>
            <table:table-row>
              <table:table-cell office:value-type="string">
                <text:p>4</text:p>
                <draw:g>
                  <svg:desc>'data-3-vec'.A5:'data-3-vec'.A5</svg:desc>
                </draw:g>
              </table:table-cell>
              <table:table-cell office:value-type="float" office:value="0.18">
                <text:p>0.18</text:p>
                <draw:g>
                  <svg:desc>'data-3-vec'.B5:'data-3-vec'.H5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78">
                <text:p>1.78</text:p>
              </table:table-cell>
              <table:table-cell office:value-type="float" office:value="16.83">
                <text:p>16.83</text:p>
              </table:table-cell>
              <table:table-cell office:value-type="float" office:value="166.47">
                <text:p>166.47</text:p>
              </table:table-cell>
              <table:table-cell office:value-type="float" office:value="977.76">
                <text:p>977.76</text:p>
              </table:table-cell>
              <table:table-cell office:value-type="float" office:value="975.08">
                <text:p>975.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918cm" svg:height="20.426cm" xlink:href=".." xlink:type="simple" chart:class="chart:scatter" chart:style-name="ch1">
        <chart:title svg:x="8.034cm" svg:y="0.544cm" chart:style-name="ch2">
          <text:p>Performance vs. NUMT</text:p>
        </chart:title>
        <chart:subtitle svg:x="7.439cm" svg:y="1.731cm" chart:style-name="ch3">
          <text:p>with constant-ARRAYSIZE curves</text:p>
        </chart:subtitle>
        <chart:legend chart:legend-position="bottom" svg:x="2.508cm" svg:y="19.643cm" style:legend-expansion="wide" chart:style-name="ch4"/>
        <chart:plot-area chart:style-name="ch5" table:cell-range-address="'data-3-novec'.A2:'data-3-novec'.H5 'data-3-novec'.B1:'data-3-novec'.H1" chart:data-source-has-labels="row" svg:x="1.429cm" svg:y="2.822cm" svg:width="19.071cm" svg:height="15.432cm">
          <chartooo:coordinate-region svg:x="2.236cm" svg:y="3.022cm" svg:width="18.024cm" svg:height="14.585cm"/>
          <chart:axis chart:dimension="x" chart:name="primary-x" chart:style-name="ch6">
            <chart:title svg:x="9.531cm" svg:y="18.662cm" chart:style-name="ch7">
              <text:p>Number of Threads</text:p>
            </chart:title>
          </chart:axis>
          <chart:axis chart:dimension="y" chart:name="primary-y" chart:style-name="ch6">
            <chart:title svg:x="0.451cm" svg:y="13.863cm" chart:style-name="ch8">
              <text:p>Performance (Mega SquareRoot per Second)</text:p>
            </chart:title>
            <chart:grid chart:style-name="ch9" chart:class="major"/>
          </chart:axis>
          <chart:series chart:style-name="ch10" chart:values-cell-range-address="'data-3-novec'.B2:'data-3-novec'.B5" chart:label-cell-address="'data-3-novec'.B1:'data-3-novec'.B1" chart:class="chart:scatter">
            <chart:domain table:cell-range-address="'data-3-novec'.A2:'data-3-novec'.A5"/>
            <chart:data-point chart:repeated="4"/>
          </chart:series>
          <chart:series chart:style-name="ch11" chart:values-cell-range-address="'data-3-novec'.C2:'data-3-novec'.C5" chart:label-cell-address="'data-3-novec'.C1:'data-3-novec'.C1" chart:class="chart:scatter">
            <chart:data-point chart:repeated="4"/>
          </chart:series>
          <chart:series chart:style-name="ch12" chart:values-cell-range-address="'data-3-novec'.D2:'data-3-novec'.D5" chart:label-cell-address="'data-3-novec'.D1:'data-3-novec'.D1" chart:class="chart:scatter">
            <chart:data-point chart:repeated="4"/>
          </chart:series>
          <chart:series chart:style-name="ch13" chart:values-cell-range-address="'data-3-novec'.E2:'data-3-novec'.E5" chart:label-cell-address="'data-3-novec'.E1:'data-3-novec'.E1" chart:class="chart:scatter">
            <chart:data-point chart:repeated="4"/>
          </chart:series>
          <chart:series chart:style-name="ch14" chart:values-cell-range-address="'data-3-novec'.F2:'data-3-novec'.F5" chart:label-cell-address="'data-3-novec'.F1:'data-3-novec'.F1" chart:class="chart:scatter">
            <chart:data-point chart:repeated="4"/>
          </chart:series>
          <chart:series chart:style-name="ch15" chart:values-cell-range-address="'data-3-novec'.G2:'data-3-novec'.G5" chart:label-cell-address="'data-3-novec'.G1:'data-3-novec'.G1" chart:class="chart:scatter">
            <chart:data-point chart:repeated="4"/>
          </chart:series>
          <chart:series chart:style-name="ch16" chart:values-cell-range-address="'data-3-novec'.H2:'data-3-novec'.H5" chart:label-cell-address="'data-3-novec'.H1:'data-3-novec'.H1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3-novec'.B1:'data-3-novec'.B1</svg:desc>
                </draw:g>
              </table:table-cell>
              <table:table-cell office:value-type="string">
                <text:p>5000</text:p>
                <draw:g>
                  <svg:desc>'data-3-novec'.C1:'data-3-novec'.C1</svg:desc>
                </draw:g>
              </table:table-cell>
              <table:table-cell office:value-type="string">
                <text:p>10000</text:p>
                <draw:g>
                  <svg:desc>'data-3-novec'.D1:'data-3-novec'.D1</svg:desc>
                </draw:g>
              </table:table-cell>
              <table:table-cell office:value-type="string">
                <text:p>100000</text:p>
                <draw:g>
                  <svg:desc>'data-3-novec'.E1:'data-3-novec'.E1</svg:desc>
                </draw:g>
              </table:table-cell>
              <table:table-cell office:value-type="string">
                <text:p>1000000</text:p>
                <draw:g>
                  <svg:desc>'data-3-novec'.F1:'data-3-novec'.F1</svg:desc>
                </draw:g>
              </table:table-cell>
              <table:table-cell office:value-type="string">
                <text:p>64000000</text:p>
                <draw:g>
                  <svg:desc>'data-3-novec'.G1:'data-3-novec'.G1</svg:desc>
                </draw:g>
              </table:table-cell>
              <table:table-cell office:value-type="string">
                <text:p>100000000</text:p>
                <draw:g>
                  <svg:desc>'data-3-novec'.H1:'data-3-no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3-novec'.A2:'data-3-novec'.A5</svg:desc>
                </draw:g>
              </table:table-cell>
              <table:table-cell office:value-type="float" office:value="0.26">
                <text:p>0.26</text:p>
                <draw:g>
                  <svg:desc>'data-3-novec'.B2:'data-3-novec'.B5</svg:desc>
                </draw:g>
              </table:table-cell>
              <table:table-cell office:value-type="float" office:value="2.3">
                <text:p>2.3</text:p>
                <draw:g>
                  <svg:desc>'data-3-novec'.C2:'data-3-novec'.C5</svg:desc>
                </draw:g>
              </table:table-cell>
              <table:table-cell office:value-type="float" office:value="30.39">
                <text:p>30.39</text:p>
                <draw:g>
                  <svg:desc>'data-3-novec'.D2:'data-3-novec'.D5</svg:desc>
                </draw:g>
              </table:table-cell>
              <table:table-cell office:value-type="float" office:value="87.95">
                <text:p>87.95</text:p>
                <draw:g>
                  <svg:desc>'data-3-novec'.E2:'data-3-novec'.E5</svg:desc>
                </draw:g>
              </table:table-cell>
              <table:table-cell office:value-type="float" office:value="112.02">
                <text:p>112.02</text:p>
                <draw:g>
                  <svg:desc>'data-3-novec'.F2:'data-3-novec'.F5</svg:desc>
                </draw:g>
              </table:table-cell>
              <table:table-cell office:value-type="float" office:value="139.53">
                <text:p>139.53</text:p>
                <draw:g>
                  <svg:desc>'data-3-novec'.G2:'data-3-novec'.G5</svg:desc>
                </draw:g>
              </table:table-cell>
              <table:table-cell office:value-type="float" office:value="139.06">
                <text:p>139.06</text:p>
                <draw:g>
                  <svg:desc>'data-3-novec'.H2:'data-3-no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0.69">
                <text:p>0.69</text:p>
              </table:table-cell>
              <table:table-cell office:value-type="float" office:value="39.68">
                <text:p>39.68</text:p>
              </table:table-cell>
              <table:table-cell office:value-type="float" office:value="79.42">
                <text:p>79.42</text:p>
              </table:table-cell>
              <table:table-cell office:value-type="float" office:value="111.56">
                <text:p>111.56</text:p>
              </table:table-cell>
              <table:table-cell office:value-type="float" office:value="257.21">
                <text:p>257.21</text:p>
              </table:table-cell>
              <table:table-cell office:value-type="float" office:value="259.28">
                <text:p>259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">
                <text:p>0.13</text:p>
              </table:table-cell>
              <table:table-cell office:value-type="float" office:value="14.54">
                <text:p>14.54</text:p>
              </table:table-cell>
              <table:table-cell office:value-type="float" office:value="1.68">
                <text:p>1.68</text:p>
              </table:table-cell>
              <table:table-cell office:value-type="float" office:value="206.21">
                <text:p>206.21</text:p>
              </table:table-cell>
              <table:table-cell office:value-type="float" office:value="285.13">
                <text:p>285.13</text:p>
              </table:table-cell>
              <table:table-cell office:value-type="float" office:value="378.42">
                <text:p>378.42</text:p>
              </table:table-cell>
              <table:table-cell office:value-type="float" office:value="378.94">
                <text:p>378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1.9">
                <text:p>1.9</text:p>
              </table:table-cell>
              <table:table-cell office:value-type="float" office:value="4.5">
                <text:p>4.5</text:p>
              </table:table-cell>
              <table:table-cell office:value-type="float" office:value="77.57">
                <text:p>77.57</text:p>
              </table:table-cell>
              <table:table-cell office:value-type="float" office:value="198.26">
                <text:p>198.26</text:p>
              </table:table-cell>
              <table:table-cell office:value-type="float" office:value="499.66">
                <text:p>499.66</text:p>
              </table:table-cell>
              <table:table-cell office:value-type="float" office:value="499.99">
                <text:p>499.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28cm" svg:height="20.559cm" xlink:href=".." xlink:type="simple" chart:class="chart:scatter" chart:style-name="ch1">
        <chart:title svg:x="8.458cm" svg:y="0.547cm" chart:style-name="ch2">
          <text:p>Performance vs. Data Size</text:p>
        </chart:title>
        <chart:subtitle svg:x="8.723cm" svg:y="1.737cm" chart:style-name="ch3">
          <text:p>with constant-NUMT curves</text:p>
        </chart:subtitle>
        <chart:legend chart:legend-position="bottom" svg:x="8.576cm" svg:y="19.776cm" style:legend-expansion="wide" chart:style-name="ch4"/>
        <chart:plot-area chart:style-name="ch5" table:cell-range-address="'data-3-novec'.B1:'data-3-novec'.H5 'data-3-novec'.A2:'data-3-novec'.A5" chart:data-source-has-labels="column" svg:x="1.459cm" svg:y="2.831cm" svg:width="20.521cm" svg:height="15.553cm">
          <chartooo:coordinate-region svg:x="2.266cm" svg:y="3.031cm" svg:width="18.879cm" svg:height="14.706cm"/>
          <chart:axis chart:dimension="x" chart:name="primary-x" chart:style-name="ch6">
            <chart:title svg:x="9.942cm" svg:y="18.795cm" chart:style-name="ch7">
              <text:p>Array Size (in elements)</text:p>
            </chart:title>
          </chart:axis>
          <chart:axis chart:dimension="y" chart:name="primary-y" chart:style-name="ch6">
            <chart:title svg:x="0.451cm" svg:y="14.104cm" chart:style-name="ch8">
              <text:p>Performance (in Mega SquareRoot per Second)</text:p>
            </chart:title>
            <chart:grid chart:style-name="ch9" chart:class="major"/>
          </chart:axis>
          <chart:series chart:style-name="ch10" chart:values-cell-range-address="'data-3-novec'.B2:'data-3-novec'.H2" chart:label-cell-address="'data-3-novec'.A2:'data-3-novec'.A2" chart:class="chart:scatter">
            <chart:domain table:cell-range-address="'data-3-novec'.B1:'data-3-novec'.H1"/>
            <chart:data-point chart:repeated="7"/>
          </chart:series>
          <chart:series chart:style-name="ch11" chart:values-cell-range-address="'data-3-novec'.B3:'data-3-novec'.H3" chart:label-cell-address="'data-3-novec'.A3:'data-3-novec'.A3" chart:class="chart:scatter">
            <chart:data-point chart:repeated="7"/>
          </chart:series>
          <chart:series chart:style-name="ch12" chart:values-cell-range-address="'data-3-novec'.B4:'data-3-novec'.H4" chart:label-cell-address="'data-3-novec'.A4:'data-3-novec'.A4" chart:class="chart:scatter">
            <chart:data-point chart:repeated="7"/>
          </chart:series>
          <chart:series chart:style-name="ch13" chart:values-cell-range-address="'data-3-novec'.B5:'data-3-novec'.H5" chart:label-cell-address="'data-3-novec'.A5:'data-3-novec'.A5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3-novec'.B1:'data-3-no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3-novec'.A2:'data-3-novec'.A2</svg:desc>
                </draw:g>
              </table:table-cell>
              <table:table-cell office:value-type="float" office:value="0.26">
                <text:p>0.26</text:p>
                <draw:g>
                  <svg:desc>'data-3-novec'.B2:'data-3-novec'.H2</svg:desc>
                </draw:g>
              </table:table-cell>
              <table:table-cell office:value-type="float" office:value="2.3">
                <text:p>2.3</text:p>
              </table:table-cell>
              <table:table-cell office:value-type="float" office:value="30.39">
                <text:p>30.39</text:p>
              </table:table-cell>
              <table:table-cell office:value-type="float" office:value="87.95">
                <text:p>87.95</text:p>
              </table:table-cell>
              <table:table-cell office:value-type="float" office:value="112.02">
                <text:p>112.02</text:p>
              </table:table-cell>
              <table:table-cell office:value-type="float" office:value="139.53">
                <text:p>139.53</text:p>
              </table:table-cell>
              <table:table-cell office:value-type="float" office:value="139.06">
                <text:p>139.06</text:p>
              </table:table-cell>
            </table:table-row>
            <table:table-row>
              <table:table-cell office:value-type="string">
                <text:p>2</text:p>
                <draw:g>
                  <svg:desc>'data-3-novec'.A3:'data-3-novec'.A3</svg:desc>
                </draw:g>
              </table:table-cell>
              <table:table-cell office:value-type="float" office:value="0.13">
                <text:p>0.13</text:p>
                <draw:g>
                  <svg:desc>'data-3-novec'.B3:'data-3-novec'.H3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39.68">
                <text:p>39.68</text:p>
              </table:table-cell>
              <table:table-cell office:value-type="float" office:value="79.42">
                <text:p>79.42</text:p>
              </table:table-cell>
              <table:table-cell office:value-type="float" office:value="111.56">
                <text:p>111.56</text:p>
              </table:table-cell>
              <table:table-cell office:value-type="float" office:value="257.21">
                <text:p>257.21</text:p>
              </table:table-cell>
              <table:table-cell office:value-type="float" office:value="259.28">
                <text:p>259.28</text:p>
              </table:table-cell>
            </table:table-row>
            <table:table-row>
              <table:table-cell office:value-type="string">
                <text:p>3</text:p>
                <draw:g>
                  <svg:desc>'data-3-novec'.A4:'data-3-novec'.A4</svg:desc>
                </draw:g>
              </table:table-cell>
              <table:table-cell office:value-type="float" office:value="0.13">
                <text:p>0.13</text:p>
                <draw:g>
                  <svg:desc>'data-3-novec'.B4:'data-3-novec'.H4</svg:desc>
                </draw:g>
              </table:table-cell>
              <table:table-cell office:value-type="float" office:value="14.54">
                <text:p>14.54</text:p>
              </table:table-cell>
              <table:table-cell office:value-type="float" office:value="1.68">
                <text:p>1.68</text:p>
              </table:table-cell>
              <table:table-cell office:value-type="float" office:value="206.21">
                <text:p>206.21</text:p>
              </table:table-cell>
              <table:table-cell office:value-type="float" office:value="285.13">
                <text:p>285.13</text:p>
              </table:table-cell>
              <table:table-cell office:value-type="float" office:value="378.42">
                <text:p>378.42</text:p>
              </table:table-cell>
              <table:table-cell office:value-type="float" office:value="378.94">
                <text:p>378.94</text:p>
              </table:table-cell>
            </table:table-row>
            <table:table-row>
              <table:table-cell office:value-type="string">
                <text:p>4</text:p>
                <draw:g>
                  <svg:desc>'data-3-novec'.A5:'data-3-novec'.A5</svg:desc>
                </draw:g>
              </table:table-cell>
              <table:table-cell office:value-type="float" office:value="0.13">
                <text:p>0.13</text:p>
                <draw:g>
                  <svg:desc>'data-3-novec'.B5:'data-3-novec'.H5</svg:desc>
                </draw:g>
              </table:table-cell>
              <table:table-cell office:value-type="float" office:value="1.9">
                <text:p>1.9</text:p>
              </table:table-cell>
              <table:table-cell office:value-type="float" office:value="4.5">
                <text:p>4.5</text:p>
              </table:table-cell>
              <table:table-cell office:value-type="float" office:value="77.57">
                <text:p>77.57</text:p>
              </table:table-cell>
              <table:table-cell office:value-type="float" office:value="198.26">
                <text:p>198.26</text:p>
              </table:table-cell>
              <table:table-cell office:value-type="float" office:value="499.66">
                <text:p>499.66</text:p>
              </table:table-cell>
              <table:table-cell office:value-type="float" office:value="499.99">
                <text:p>499.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634cm" svg:height="23.429cm" xlink:href=".." xlink:type="simple" chart:class="chart:scatter" chart:style-name="ch1">
        <chart:title svg:x="7.635cm" svg:y="0.604cm" chart:style-name="ch2">
          <text:p>Performance vs. Number of Threads</text:p>
        </chart:title>
        <chart:subtitle svg:x="8.561cm" svg:y="1.851cm" chart:style-name="ch3">
          <text:p>with constant-Data-size curves</text:p>
        </chart:subtitle>
        <chart:legend chart:legend-position="bottom" svg:x="3.366cm" svg:y="22.646cm" style:legend-expansion="wide" chart:style-name="ch4"/>
        <chart:plot-area chart:style-name="ch5" table:cell-range-address="'data-3-vec'.A2:'data-3-vec'.H5 'data-3-vec'.B1:'data-3-vec'.H1" chart:data-source-has-labels="row" svg:x="1.463cm" svg:y="3.002cm" svg:width="20.719cm" svg:height="18.195cm">
          <chartooo:coordinate-region svg:x="2.27cm" svg:y="3.201cm" svg:width="19.487cm" svg:height="17.349cm"/>
          <chart:axis chart:dimension="x" chart:name="primary-x" chart:style-name="ch6">
            <chart:title svg:x="9.966cm" svg:y="21.665cm" chart:style-name="ch7">
              <text:p>Number of Threads Used</text:p>
            </chart:title>
          </chart:axis>
          <chart:axis chart:dimension="y" chart:name="primary-y" chart:style-name="ch6">
            <chart:title svg:x="0.451cm" svg:y="15.715cm" chart:style-name="ch8">
              <text:p>Performance (in Mega Square Root per Seconds)</text:p>
            </chart:title>
            <chart:grid chart:style-name="ch9" chart:class="major"/>
          </chart:axis>
          <chart:series chart:style-name="ch10" chart:values-cell-range-address="'data-3-vec'.B2:'data-3-vec'.B5" chart:label-cell-address="'data-3-vec'.B1:'data-3-vec'.B1" chart:class="chart:scatter">
            <chart:domain table:cell-range-address="'data-3-vec'.A2:'data-3-vec'.A5"/>
            <chart:data-point chart:repeated="4"/>
          </chart:series>
          <chart:series chart:style-name="ch11" chart:values-cell-range-address="'data-3-vec'.C2:'data-3-vec'.C5" chart:label-cell-address="'data-3-vec'.C1:'data-3-vec'.C1" chart:class="chart:scatter">
            <chart:data-point chart:repeated="4"/>
          </chart:series>
          <chart:series chart:style-name="ch12" chart:values-cell-range-address="'data-3-vec'.D2:'data-3-vec'.D5" chart:label-cell-address="'data-3-vec'.D1:'data-3-vec'.D1" chart:class="chart:scatter">
            <chart:data-point chart:repeated="4"/>
          </chart:series>
          <chart:series chart:style-name="ch13" chart:values-cell-range-address="'data-3-vec'.E2:'data-3-vec'.E5" chart:label-cell-address="'data-3-vec'.E1:'data-3-vec'.E1" chart:class="chart:scatter">
            <chart:data-point chart:repeated="4"/>
          </chart:series>
          <chart:series chart:style-name="ch14" chart:values-cell-range-address="'data-3-vec'.F2:'data-3-vec'.F5" chart:label-cell-address="'data-3-vec'.F1:'data-3-vec'.F1" chart:class="chart:scatter">
            <chart:data-point chart:repeated="4"/>
          </chart:series>
          <chart:series chart:style-name="ch15" chart:values-cell-range-address="'data-3-vec'.G2:'data-3-vec'.G5" chart:label-cell-address="'data-3-vec'.G1:'data-3-vec'.G1" chart:class="chart:scatter">
            <chart:data-point chart:repeated="4"/>
          </chart:series>
          <chart:series chart:style-name="ch16" chart:values-cell-range-address="'data-3-vec'.H2:'data-3-vec'.H5" chart:label-cell-address="'data-3-vec'.H1:'data-3-vec'.H1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3-vec'.B1:'data-3-vec'.B1</svg:desc>
                </draw:g>
              </table:table-cell>
              <table:table-cell office:value-type="string">
                <text:p>5000</text:p>
                <draw:g>
                  <svg:desc>'data-3-vec'.C1:'data-3-vec'.C1</svg:desc>
                </draw:g>
              </table:table-cell>
              <table:table-cell office:value-type="string">
                <text:p>10000</text:p>
                <draw:g>
                  <svg:desc>'data-3-vec'.D1:'data-3-vec'.D1</svg:desc>
                </draw:g>
              </table:table-cell>
              <table:table-cell office:value-type="string">
                <text:p>100000</text:p>
                <draw:g>
                  <svg:desc>'data-3-vec'.E1:'data-3-vec'.E1</svg:desc>
                </draw:g>
              </table:table-cell>
              <table:table-cell office:value-type="string">
                <text:p>1000000</text:p>
                <draw:g>
                  <svg:desc>'data-3-vec'.F1:'data-3-vec'.F1</svg:desc>
                </draw:g>
              </table:table-cell>
              <table:table-cell office:value-type="string">
                <text:p>64000000</text:p>
                <draw:g>
                  <svg:desc>'data-3-vec'.G1:'data-3-vec'.G1</svg:desc>
                </draw:g>
              </table:table-cell>
              <table:table-cell office:value-type="string">
                <text:p>100000000</text:p>
                <draw:g>
                  <svg:desc>'data-3-vec'.H1:'data-3-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3-vec'.A2:'data-3-vec'.A5</svg:desc>
                </draw:g>
              </table:table-cell>
              <table:table-cell office:value-type="float" office:value="1.21">
                <text:p>1.21</text:p>
                <draw:g>
                  <svg:desc>'data-3-vec'.B2:'data-3-vec'.B5</svg:desc>
                </draw:g>
              </table:table-cell>
              <table:table-cell office:value-type="float" office:value="14.36">
                <text:p>14.36</text:p>
                <draw:g>
                  <svg:desc>'data-3-vec'.C2:'data-3-vec'.C5</svg:desc>
                </draw:g>
              </table:table-cell>
              <table:table-cell office:value-type="float" office:value="1.18">
                <text:p>1.18</text:p>
                <draw:g>
                  <svg:desc>'data-3-vec'.D2:'data-3-vec'.D5</svg:desc>
                </draw:g>
              </table:table-cell>
              <table:table-cell office:value-type="float" office:value="136.4">
                <text:p>136.4</text:p>
                <draw:g>
                  <svg:desc>'data-3-vec'.E2:'data-3-vec'.E5</svg:desc>
                </draw:g>
              </table:table-cell>
              <table:table-cell office:value-type="float" office:value="96.79">
                <text:p>96.79</text:p>
                <draw:g>
                  <svg:desc>'data-3-vec'.F2:'data-3-vec'.F5</svg:desc>
                </draw:g>
              </table:table-cell>
              <table:table-cell office:value-type="float" office:value="282.73">
                <text:p>282.73</text:p>
                <draw:g>
                  <svg:desc>'data-3-vec'.G2:'data-3-vec'.G5</svg:desc>
                </draw:g>
              </table:table-cell>
              <table:table-cell office:value-type="float" office:value="283.78">
                <text:p>283.78</text:p>
                <draw:g>
                  <svg:desc>'data-3-vec'.H2:'data-3-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12.66">
                <text:p>12.66</text:p>
              </table:table-cell>
              <table:table-cell office:value-type="float" office:value="1.64">
                <text:p>1.64</text:p>
              </table:table-cell>
              <table:table-cell office:value-type="float" office:value="19.75">
                <text:p>19.75</text:p>
              </table:table-cell>
              <table:table-cell office:value-type="float" office:value="322.37">
                <text:p>322.37</text:p>
              </table:table-cell>
              <table:table-cell office:value-type="float" office:value="528.11">
                <text:p>528.11</text:p>
              </table:table-cell>
              <table:table-cell office:value-type="float" office:value="528.19">
                <text:p>528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.07">
                <text:p>3.07</text:p>
              </table:table-cell>
              <table:table-cell office:value-type="float" office:value="1.54">
                <text:p>1.54</text:p>
              </table:table-cell>
              <table:table-cell office:value-type="float" office:value="11.44">
                <text:p>11.44</text:p>
              </table:table-cell>
              <table:table-cell office:value-type="float" office:value="531.13">
                <text:p>531.13</text:p>
              </table:table-cell>
              <table:table-cell office:value-type="float" office:value="758.45">
                <text:p>758.45</text:p>
              </table:table-cell>
              <table:table-cell office:value-type="float" office:value="758.75">
                <text:p>75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1.3">
                <text:p>1.3</text:p>
              </table:table-cell>
              <table:table-cell office:value-type="float" office:value="1.78">
                <text:p>1.78</text:p>
              </table:table-cell>
              <table:table-cell office:value-type="float" office:value="16.83">
                <text:p>16.83</text:p>
              </table:table-cell>
              <table:table-cell office:value-type="float" office:value="166.47">
                <text:p>166.47</text:p>
              </table:table-cell>
              <table:table-cell office:value-type="float" office:value="977.76">
                <text:p>977.76</text:p>
              </table:table-cell>
              <table:table-cell office:value-type="float" office:value="975.08">
                <text:p>975.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76cm" svg:height="23.242cm" xlink:href=".." xlink:type="simple" chart:class="chart:scatter" chart:style-name="ch1">
        <chart:title svg:x="8.732cm" svg:y="0.6cm" chart:style-name="ch2">
          <text:p>Performance vs. Data Size</text:p>
        </chart:title>
        <chart:subtitle svg:x="8.005cm" svg:y="1.843cm" chart:style-name="ch3">
          <text:p>with constant number of threads curves</text:p>
        </chart:subtitle>
        <chart:legend chart:legend-position="bottom" svg:x="8.85cm" svg:y="22.459cm" style:legend-expansion="wide" chart:style-name="ch4"/>
        <chart:plot-area chart:style-name="ch5" table:cell-range-address="'data-3-vec'.B1:'data-3-vec'.H5 'data-3-vec'.A2:'data-3-vec'.A5" chart:data-source-has-labels="column" svg:x="1.47cm" svg:y="2.99cm" svg:width="21.047cm" svg:height="18.024cm">
          <chartooo:coordinate-region svg:x="2.277cm" svg:y="3.189cm" svg:width="19.22cm" svg:height="17.178cm"/>
          <chart:axis chart:dimension="x" chart:name="primary-x" chart:style-name="ch6">
            <chart:title svg:x="9.316cm" svg:y="21.478cm" chart:style-name="ch7">
              <text:p>Array Size (in double-type elements)</text:p>
            </chart:title>
          </chart:axis>
          <chart:axis chart:dimension="y" chart:name="primary-y" chart:style-name="ch6">
            <chart:title svg:x="0.451cm" svg:y="15.499cm" chart:style-name="ch8">
              <text:p>Performance (in Mega SquareRoot per Second)</text:p>
            </chart:title>
            <chart:grid chart:style-name="ch9" chart:class="major"/>
          </chart:axis>
          <chart:series chart:style-name="ch10" chart:values-cell-range-address="'data-3-vec'.B2:'data-3-vec'.H2" chart:label-cell-address="'data-3-vec'.A2:'data-3-vec'.A2" chart:class="chart:scatter">
            <chart:domain table:cell-range-address="'data-3-vec'.B1:'data-3-vec'.H1"/>
            <chart:data-point chart:repeated="7"/>
          </chart:series>
          <chart:series chart:style-name="ch11" chart:values-cell-range-address="'data-3-vec'.B3:'data-3-vec'.H3" chart:label-cell-address="'data-3-vec'.A3:'data-3-vec'.A3" chart:class="chart:scatter">
            <chart:data-point chart:repeated="7"/>
          </chart:series>
          <chart:series chart:style-name="ch12" chart:values-cell-range-address="'data-3-vec'.B4:'data-3-vec'.H4" chart:label-cell-address="'data-3-vec'.A4:'data-3-vec'.A4" chart:class="chart:scatter">
            <chart:data-point chart:repeated="7"/>
          </chart:series>
          <chart:series chart:style-name="ch13" chart:values-cell-range-address="'data-3-vec'.B5:'data-3-vec'.H5" chart:label-cell-address="'data-3-vec'.A5:'data-3-vec'.A5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3-vec'.B1:'data-3-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3-vec'.A2:'data-3-vec'.A2</svg:desc>
                </draw:g>
              </table:table-cell>
              <table:table-cell office:value-type="float" office:value="1.21">
                <text:p>1.21</text:p>
                <draw:g>
                  <svg:desc>'data-3-vec'.B2:'data-3-vec'.H2</svg:desc>
                </draw:g>
              </table:table-cell>
              <table:table-cell office:value-type="float" office:value="14.36">
                <text:p>14.36</text:p>
              </table:table-cell>
              <table:table-cell office:value-type="float" office:value="1.18">
                <text:p>1.18</text:p>
              </table:table-cell>
              <table:table-cell office:value-type="float" office:value="136.4">
                <text:p>136.4</text:p>
              </table:table-cell>
              <table:table-cell office:value-type="float" office:value="96.79">
                <text:p>96.79</text:p>
              </table:table-cell>
              <table:table-cell office:value-type="float" office:value="282.73">
                <text:p>282.73</text:p>
              </table:table-cell>
              <table:table-cell office:value-type="float" office:value="283.78">
                <text:p>283.78</text:p>
              </table:table-cell>
            </table:table-row>
            <table:table-row>
              <table:table-cell office:value-type="string">
                <text:p>2</text:p>
                <draw:g>
                  <svg:desc>'data-3-vec'.A3:'data-3-vec'.A3</svg:desc>
                </draw:g>
              </table:table-cell>
              <table:table-cell office:value-type="float" office:value="0.23">
                <text:p>0.23</text:p>
                <draw:g>
                  <svg:desc>'data-3-vec'.B3:'data-3-vec'.H3</svg:desc>
                </draw:g>
              </table:table-cell>
              <table:table-cell office:value-type="float" office:value="12.66">
                <text:p>12.66</text:p>
              </table:table-cell>
              <table:table-cell office:value-type="float" office:value="1.64">
                <text:p>1.64</text:p>
              </table:table-cell>
              <table:table-cell office:value-type="float" office:value="19.75">
                <text:p>19.75</text:p>
              </table:table-cell>
              <table:table-cell office:value-type="float" office:value="322.37">
                <text:p>322.37</text:p>
              </table:table-cell>
              <table:table-cell office:value-type="float" office:value="528.11">
                <text:p>528.11</text:p>
              </table:table-cell>
              <table:table-cell office:value-type="float" office:value="528.19">
                <text:p>528.19</text:p>
              </table:table-cell>
            </table:table-row>
            <table:table-row>
              <table:table-cell office:value-type="string">
                <text:p>3</text:p>
                <draw:g>
                  <svg:desc>'data-3-vec'.A4:'data-3-vec'.A4</svg:desc>
                </draw:g>
              </table:table-cell>
              <table:table-cell office:value-type="float" office:value="0.2">
                <text:p>0.2</text:p>
                <draw:g>
                  <svg:desc>'data-3-vec'.B4:'data-3-vec'.H4</svg:desc>
                </draw:g>
              </table:table-cell>
              <table:table-cell office:value-type="float" office:value="3.07">
                <text:p>3.07</text:p>
              </table:table-cell>
              <table:table-cell office:value-type="float" office:value="1.54">
                <text:p>1.54</text:p>
              </table:table-cell>
              <table:table-cell office:value-type="float" office:value="11.44">
                <text:p>11.44</text:p>
              </table:table-cell>
              <table:table-cell office:value-type="float" office:value="531.13">
                <text:p>531.13</text:p>
              </table:table-cell>
              <table:table-cell office:value-type="float" office:value="758.45">
                <text:p>758.45</text:p>
              </table:table-cell>
              <table:table-cell office:value-type="float" office:value="758.75">
                <text:p>758.75</text:p>
              </table:table-cell>
            </table:table-row>
            <table:table-row>
              <table:table-cell office:value-type="string">
                <text:p>4</text:p>
                <draw:g>
                  <svg:desc>'data-3-vec'.A5:'data-3-vec'.A5</svg:desc>
                </draw:g>
              </table:table-cell>
              <table:table-cell office:value-type="float" office:value="0.18">
                <text:p>0.18</text:p>
                <draw:g>
                  <svg:desc>'data-3-vec'.B5:'data-3-vec'.H5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78">
                <text:p>1.78</text:p>
              </table:table-cell>
              <table:table-cell office:value-type="float" office:value="16.83">
                <text:p>16.83</text:p>
              </table:table-cell>
              <table:table-cell office:value-type="float" office:value="166.47">
                <text:p>166.47</text:p>
              </table:table-cell>
              <table:table-cell office:value-type="float" office:value="977.76">
                <text:p>977.76</text:p>
              </table:table-cell>
              <table:table-cell office:value-type="float" office:value="975.08">
                <text:p>975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